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.setBlockQueue( Queue &lt; String &gt; block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91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lexInt.getBlock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Int.setBlockQueue( Queue &lt; Integer &gt; block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.getBlock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